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E2613F0BCE1CE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d14" officeooo:paragraph-rsid="00075d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1-6</text:p>
      <text:p text:style-name="P1"/>
      <text:p text:style-name="P1"/>
      <text:p text:style-name="P1"/>
      <text:p text:style-name="P1"><draw:frame draw:style-name="fr1" draw:name="Image1" text:anchor-type="char" svg:width="18.581cm" svg:height="23.467cm" draw:z-index="0"><draw:image xlink:href="Pictures/1000020100000780000004381E2613F0BCE1CE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23:39:06.187830775</meta:creation-date>
    <dc:date>2023-09-07T23:39:57.389487062</dc:date>
    <meta:editing-duration>PT51S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6.4.7.2$Linux_X86_64 LibreOffice_project/40$Build-2</meta:generator>
  </office:meta>
</office:document-meta>
</file>